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7ae" officeooo:paragraph-rsid="0017a7ae"/>
    </style:style>
    <style:style style:name="P2" style:family="paragraph" style:parent-style-name="Standard">
      <style:text-properties officeooo:rsid="00192b03" officeooo:paragraph-rsid="00192b03"/>
    </style:style>
    <style:style style:name="T1" style:family="text">
      <style:text-properties officeooo:rsid="00192b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se:</text:p>
      <text:p text:style-name="P1">1)Why didn’t you finish your homework?</text:p>
      <text:p text:style-name="P1">2) What time will classes start tomorrow?</text:p>
      <text:p text:style-name="P1">3) Who are you having dinner with tonight?</text:p>
      <text:p text:style-name="P1">4) <text:s/>How long <text:span text:style-name="T1">have you bee, learning</text:span> English?</text:p>
      <text:p text:style-name="P2">5) Who hands out a reading list at the start of the year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7T11:46:08.726576601</meta:creation-date>
    <dc:date>2023-09-07T11:59:22.071775379</dc:date>
    <meta:editing-duration>PT2M52S</meta:editing-duration>
    <meta:editing-cycles>1</meta:editing-cycles>
    <meta:document-statistic meta:table-count="0" meta:image-count="0" meta:object-count="0" meta:page-count="1" meta:paragraph-count="6" meta:word-count="43" meta:character-count="231" meta:non-whitespace-character-count="193"/>
    <meta:generator>LibreOffice/7.3.7.2$Linux_X86_64 LibreOffice_project/30$Build-2</meta:generator>
  </office:meta>
</office:document-meta>
</file>